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000000064038056564B415F20F.jpg" manifest:media-type="image/jpeg"/>
  <manifest:file-entry manifest:full-path="Pictures/1000020100000780000004B043A3F1D1F1EC65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2" svg:font-family="'Noto Mono'" style:font-adornments="Regular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3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92d050" draw:fill-image-name="msFillBitmap_20_189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92d050" draw:fill-image-name="msFillBitmap_20_190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92d050" draw:fill-image-name="msFillBitmap_20_19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92d050" draw:fill-image-name="msFillBitmap_20_192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92d050" draw:fill-image-name="msFillBitmap_20_193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194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92d050" draw:fill-image-name="msFillBitmap_20_195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color="#92d050" draw:fill-image-name="msFillBitmap_20_196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color="#92d050" draw:fill-image-name="msFillBitmap_20_198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color="#92d050" draw:fill-image-name="msFillBitmap_20_199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color="#92d050" draw:fill-image-name="msFillBitmap_20_200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color="#92d050" draw:fill-image-name="msFillBitmap_20_201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color="#92d050" draw:fill-image-name="msFillBitmap_20_20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r11" style:family="presentation" style:parent-style-name="Default-notes">
      <style:graphic-properties draw:fill-color="#ffffff" fo:min-height="11.429cm"/>
      <style:paragraph-properties style:writing-mode="lr-tb"/>
    </style:style>
    <style:style style:name="pr12" style:family="presentation" style:parent-style-name="Default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66b2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 text:start-value="4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 text:start-value="7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 text:start-value="10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13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_188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2" presentation:style-name="pr2" draw:text-style-name="P4" draw:layer="layout" svg:width="19.472cm" svg:height="1.873cm" svg:x="2.963cm" svg:y="8.211cm" presentation:class="subtitle" presentation:user-transformed="true">
          <draw:text-box>
            <text:p text:style-name="P3"><text:span text:style-name="T2">Brief Intro to Machine Learning with Scikit Learn</text:span></text:p>
            <text:p text:style-name="P3"><text:span text:style-name="T2"/></text:p>
            <text:p text:style-name="P3"><text:span text:style-name="T2">Dataset Preparation</text:span></text:p>
          </draw:text-box>
        </draw:frame>
        <draw:custom-shape draw:name="Subtitle 2_3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3.937cm" presentation:class="title" presentation:user-transformed="true">
          <draw:text-box>
            <text:p text:style-name="P1"><text:span text:style-name="T1">Tu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name="Title 1_15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name="Content Placeholder 2_148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etermining what features matter</text:span></text:p>
              </text:list-item>
              <text:list-item>
                <text:p text:style-name="P8"><text:span text:style-name="T4">If both prediction test scores and </text:span><text:span text:style-name="T4">training scores are low, then the </text:span><text:span text:style-name="T4">model is suffering from underfitting.</text:span></text:p>
              </text:list-item>
              <text:list-item>
                <text:p text:style-name="P8"><text:span text:style-name="T4">If the model has extremely high </text:span><text:span text:style-name="T4">training scores, but not nearly as </text:span><text:span text:style-name="T4">high prediction test scores, the </text:span><text:span text:style-name="T4">model is suffering from overfitting.</text:span></text:p>
              </text:list-item>
            </text:list>
            <text:p text:style-name="P9"><text:span text:style-name="T5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" draw:style-name="dp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Grid Search</text:span></text:p>
              </text:list-item>
            </text:list>
            <text:p text:style-name="P9"><text:span text:style-name="T5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" draw:style-name="dp5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arameters to Play with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K-Nearest Neighbo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Number of neighbors to test point</text:span></text:p>
                      </text:list-item>
                      <text:list-item>
                        <text:p text:style-name="P11"><text:span text:style-name="T5">Algorithm to evaluate distance test point is </text:span><text:span text:style-name="T5">from data point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" draw:style-name="dp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arameters to Play with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ecision Tre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max_depth</text:span></text:p>
                      </text:list-item>
                      <text:list-item>
                        <text:p text:style-name="P11"><text:span text:style-name="T5">max_leaf_nodes</text:span></text:p>
                      </text:list-item>
                      <text:list-item>
                        <text:p text:style-name="P11"><text:span text:style-name="T5">max_features</text:span></text:p>
                      </text:list-item>
                      <text:list-item>
                        <text:p text:style-name="P11"><text:span text:style-name="T5">min_samples_split</text:span></text:p>
                      </text:list-item>
                      <text:list-item>
                        <text:p text:style-name="P11"><text:span text:style-name="T5">min_samples_leaf</text:span></text:p>
                      </text:list-item>
                      <text:list-item>
                        <text:p text:style-name="P11"><text:span text:style-name="T5">min_weight_fraction_leaf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" draw:style-name="dp7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arameters to Play with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lph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Higher values increase </text:span><text:span text:style-name="T5">regularization/generalization</text:span></text:p>
                      </text:list-item>
                      <text:list-item>
                        <text:p text:style-name="P11"><text:span text:style-name="T5">Higher value pushes feature weights closer </text:span><text:span text:style-name="T5">to zero</text:span></text:p>
                      </text:list-item>
                      <text:list-item>
                        <text:p text:style-name="P11"><text:span text:style-name="T5">Lasso Regression</text:span></text:p>
                      </text:list-item>
                      <text:list-item>
                        <text:p text:style-name="P11"><text:span text:style-name="T5">Ridge Regression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" draw:style-name="dp8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arameters to Play with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Lower values increase generalization</text:span></text:p>
                      </text:list-item>
                      <text:list-item>
                        <text:p text:style-name="P11"><text:span text:style-name="T5">Higher value causes algorithm to attempt to </text:span><text:span text:style-name="T5">fit each training data point as best as </text:span><text:span text:style-name="T5">possible</text:span></text:p>
                      </text:list-item>
                      <text:list-item>
                        <text:p text:style-name="P11"><text:span text:style-name="T5">Logistic regression</text:span></text:p>
                      </text:list-item>
                      <text:list-item>
                        <text:p text:style-name="P11"><text:span text:style-name="T5">Linear support vector machin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" draw:style-name="dp9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arameters to Play with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gamm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Lower values increase generalization, </text:span><text:span text:style-name="T5">reducing overfitting.</text:span></text:p>
                      </text:list-item>
                      <text:list-item>
                        <text:p text:style-name="P11"><text:span text:style-name="T5">Higher value causes algorithm to attempt to </text:span><text:span text:style-name="T5">fit each training data point as best as </text:span><text:span text:style-name="T5">possible, <text:s/>reducing generalization.</text:span></text:p>
                      </text:list-item>
                      <text:list-item>
                        <text:p text:style-name="P11"><text:span text:style-name="T5">Linear support vector machin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ning" draw:style-name="dp10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arameters to Play with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c and alpha are known as </text:span><text:span text:style-name="T6">hyperparameter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Hyperparameters are parameters that are </text:span><text:span text:style-name="T5">set before a model is trained, and stays </text:span><text:span text:style-name="T5">constant throughout the learning process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_151" presentation:style-name="pr4" draw:text-style-name="P2" draw:layer="layout" svg:width="22.859cm" svg:height="3.174cm" svg:x="1.27cm" svg:y="3.937cm" presentation:class="title" presentation:user-transformed="true">
          <draw:text-box>
            <text:p text:style-name="P1"><text:span text:style-name="T1">Neural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11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Bibliography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8"><text:span text:style-name="T8"><text:a xlink:href="https://github.com/amueller/introduction_to_ml_with_python/blob/master/02-supervised-learning.ipynb" xlink:type="simple">https://github.com/amueller/introduction_to_ml_with_python/blob/master/02-supervised-learning.ipynb</text:a></text:span></text:p>
              </text:list-item>
              <text:list-item>
                <text:p text:style-name="P8"><text:span text:style-name="T9">Müller, A. C., &amp; Guido, S. (2016). </text:span><text:span text:style-name="T10">Introduction to Machine Learning </text:span><text:span text:style-name="T10">with Python: A Guide for Data </text:span><text:span text:style-name="T10">Scientists</text:span><text:span text:style-name="T9"> (1st ed.). O’Reilly Media.</text:span></text:p>
              </text:list-item>
              <text:list-item>
                <text:p text:style-name="P8"><text:span text:style-name="T9">http://rasbt.github.io/mlxtend/</text:span><text:span text:style-name="T9">user_guide/general_concepts/</text:span><text:span text:style-name="T9">gradient-optimization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12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Bibliography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8"><text:a xlink:href="https://github.com/ageron/handson-ml" xlink:type="simple">https://github.com/ageron/handson-ml</text:a></text:span></text:p>
              </text:list-item>
              <text:list-item>
                <text:p text:style-name="P8"><text:span text:style-name="T9">Géron Aurélien. </text:span><text:span text:style-name="T10">Hands-on Machine </text:span><text:span text:style-name="T10">Learning with Scikit-Learn and </text:span><text:span text:style-name="T10">Tensorflow</text:span><text:span text:style-name="T9">. 1st ed., O'Reilly, 2017.</text:span></text:p>
              </text:list-item>
              <text:list-item>
                <text:p text:style-name="P8"><text:span text:style-name="T8"><text:a xlink:href="https://machinelearningmastery.com/how-to-use-correlation-to-understand-the-relationship-between-variables/" xlink:type="simple">https://machinelearningmastery.com/how-to-use-correlation-to-understand-the-relationship-between-variables/</text:a>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" draw:style-name="dp13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Bibliography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8"><text:span text:style-name="T9">Harrison, Matt. </text:span><text:span text:style-name="T10">Machine Learning </text:span><text:span text:style-name="T10">Pocket Reference: Working with </text:span><text:span text:style-name="T10">Structured Data in Python</text:span><text:span text:style-name="T9">. 1st ed., </text:span><text:span text:style-name="T9">O'Reilly, 2019. </text:span></text:p>
              </text:list-item>
              <text:list-item>
                <text:p text:style-name="P8"><text:span text:style-name="T8"><text:a xlink:href="https://scikit-learn.org/stable/modules/cross_validation.html" xlink:type="simple">https://scikit-learn.org/stable/modules/cross_validation.html</text:a></text:span></text:p>
              </text:list-item>
              <text:list-item>
                <text:p text:style-name="P8"><text:span text:style-name="T8"><text:a xlink:href="http://jmlr.csail.mit.edu/papers/v12/pedregosa11a.html" xlink:type="simple">Scikit-learn: Machine Learning in Python</text:a></text:span><text:span text:style-name="T9">, Pedregosa </text:span><text:span text:style-name="T10">et al.</text:span><text:span text:style-name="T9">, JMLR 12, pp. </text:span><text:span text:style-name="T9">2825-2830, 2011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14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Bibliography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10">
              <text:list-item>
                <text:p text:style-name="P8"><text:span text:style-name="T8"><text:a xlink:href="https://arxiv.org/abs/1309.0238" xlink:type="simple">API design for machine learning software: experiences from the scikit-learn project</text:a></text:span><text:span text:style-name="T9">, Buitinck </text:span><text:span text:style-name="T10">et al.</text:span><text:span text:style-name="T9">, 2013.</text:span></text:p>
              </text:list-item>
              <text:list-item>
                <text:p text:style-name="P8"><text:span text:style-name="T9"><text:a xlink:href="https://docs.scipy.org/doc/scipy/reference/generated/scipy.stats.pearsonr.html" xlink:type="simple">https://docs.scipy.org/doc/scipy/reference/generated/scipy.stats.pearsonr.html</text:a></text:span></text:p>
              </text:list-item>
              <text:list-item>
                <text:p text:style-name="P8"><text:span text:style-name="T9"><text:a xlink:href="https://docs.scipy.org/doc/scipy/reference/generated/scipy.stats.spearmanr.html#scipy.stats.spearmanr" xlink:type="simple">https://docs.scipy.org/doc/scipy/reference/generated/scipy.stats.spearmanr.html#scipy.stats.spearmanr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4" draw:master-page-name="Default" presentation:presentation-page-layout-name="AL2T11">
        <draw:frame draw:name="Title 1_30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Bibliography</text:span></text:p>
          </draw:text-box>
        </draw:frame>
        <draw:frame draw:name="Content Placeholder 2_30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p text:style-name="P13"><text:span text:style-name="T9"><text:a xlink:href="https://www.investopedia.com/terms/p/p-value.asp" xlink:type="simple">https://www.investopedia.com/terms/p/p-value.asp</text:a></text:span></text:p>
              </text:list-item>
              <text:list-item>
                <text:p text:style-name="P13"><text:span text:style-name="T9"><text:a xlink:href="https://scikit-learn.org/stable/auto_examples/manifold/plot_swissroll.html#sphx-glr-auto-examples-manifold-plot-swissroll-py" xlink:type="simple">https://scikit-learn.org/stable/auto_examples/manifold/plot_swissroll.html#sphx-glr-auto-examples-manifold-plot-swissroll-py</text:a></text:span></text:p>
              </text:list-item>
              <text:list-item>
                <text:p text:style-name="P13"><text:span text:style-name="T9"><text:a xlink:href="https://scikit-learn.org/stable/auto_examples/manifold/plot_compare_methods.html#sphx-glr-auto-examples-manifold-plot-compare-methods-py" xlink:type="simple">https://scikit-learn.org/stable/auto_examples/manifold/plot_compare_methods.html#sphx-glr-auto-examples-manifold-plot-compare-methods-py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4" draw:master-page-name="Default" presentation:presentation-page-layout-name="AL2T11">
        <draw:frame draw:name="Title 1_45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Bibliography</text:span></text:p>
          </draw:text-box>
        </draw:frame>
        <draw:frame draw:name="Content Placeholder 2_45" presentation:style-name="pr12" draw:text-style-name="P14" draw:layer="layout" svg:width="22.859cm" svg:height="12.571cm" svg:x="1.27cm" svg:y="3.937cm" presentation:class="outline" presentation:user-transformed="true">
          <draw:text-box>
            <text:p text:style-name="P13"><text:span text:style-name="T9">16) </text:span><text:span text:style-name="T9"><text:a xlink:href="https://wizardforcel.gitbooks.io/scikit-and-tensorflow-workbooks-bjpcjp/content/ch08-dimensionality-reduction.html" xlink:type="simple">https://wizardforcel.gitbooks.io/scikit-and-tensorflow-workbooks-bjpcjp/content/ch08-dimensionality-reduction.html</text:a></text:span></text:p>
            <text:p text:style-name="P13"><text:span text:style-name="T9">17) </text:span><text:span text:style-name="T9"><text:a xlink:href="https://pub.towardsai.net/principal-component-analysis-in-dimensionality-reduction-with-python-1a613006d531" xlink:type="simple">https://pub.towardsai.net/principal-component-analysis-in-dimensionality-reduction-with-python-1a613006d531</text:a></text:span></text:p>
            <text:p text:style-name="P13"><text:span text:style-name="T9">18) </text:span><text:span text:style-name="T9"><text:a xlink:href="https://towardsdatascience.com/the-kernel-trick-c98cdbcaeb3f" xlink:type="simple">https://towardsdatascience.com/the-kernel-trick-c98cdbcaeb3f</text:a></text:span><text:span text:style-name="T9">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4" draw:master-page-name="Default" presentation:presentation-page-layout-name="AL2T11">
        <draw:frame draw:name="Title 1_90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Bibliography</text:span></text:p>
          </draw:text-box>
        </draw:frame>
        <draw:frame draw:name="Content Placeholder 2_89" presentation:style-name="pr13" draw:text-style-name="P14" draw:layer="layout" svg:width="22.859cm" svg:height="12.571cm" svg:x="1.27cm" svg:y="3.937cm" presentation:class="outline" presentation:user-transformed="true">
          <draw:text-box>
            <text:p text:style-name="P13"><text:span text:style-name="T9">19) </text:span><text:span text:style-name="T9">https://cs.nyu.edu/~roweis/lle/papers/ll</text:span><text:span text:style-name="T9">eintro.pdf</text:span></text:p>
            <text:p text:style-name="P13"><text:span text:style-name="T9">20)https://docs.python.org/3/library/</text:span><text:span text:style-name="T9">json.html </text:span></text:p>
            <text:p text:style-name="P13"><text:span text:style-name="T9">21)https://academic.oup.com/</text:span><text:span text:style-name="T9">bioinformatics/article/</text:span><text:span text:style-name="T9">24/18/2010/190849?login=false</text:span></text:p>
            <text:p text:style-name="P13"><text:span text:style-name="T9">22)</text:span><text:span text:style-name="T9"><text:a xlink:href="https://arxiv.org/pdf/1904.10416.pdf" xlink:type="simple">https://arxiv.org/pdf/1904.10416.pdf</text:a></text:span></text:p>
            <text:p text:style-name="P13"><text:span text:style-name="T9">2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itional Resources" draw:style-name="dp15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Additional Resources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8"><text:span text:style-name="T8"><text:a xlink:href="https://towardsdatascience.com/over-fitting-and-regularization-64d16100f45c" xlink:type="simple">https://towardsdatascience.com/over-fitting-and-regularization-64d16100f45c</text:a></text:span></text:p>
              </text:list-item>
              <text:list-item>
                <text:p text:style-name="P8"><text:span text:style-name="T9">https://towardsdatascience.com/</text:span><text:span text:style-name="T9">scale-standardize-or-normalize-with-</text:span><text:span text:style-name="T9">scikit-learn-6ccc7d176a02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CENSE" draw:style-name="dp16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LICENSE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8"><text:span text:style-name="T9">Copyright 2022 Douglas Bowman</text:span></text:p>
              </text:list-item>
              <text:list-item>
                <text:p text:style-name="P8"><text:span text:style-name="T9">Permission is hereby granted, free of </text:span><text:span text:style-name="T9">charge, to any person obtaining a </text:span><text:span text:style-name="T9">copy of this software and associated </text:span><text:span text:style-name="T9">documentation files (the "Software"), </text:span><text:span text:style-name="T9">to deal in the Software without </text:span><text:span text:style-name="T9">restriction, including without </text:span><text:span text:style-name="T9">limitation the rights to use, copy, </text:span><text:span text:style-name="T9">modify, merge, publish, distribute, </text:span><text:span text:style-name="T9">sublicense, and/or sell copies of the </text:span><text:span text:style-name="T9">Software, and to permit persons to </text:span><text:span text:style-name="T9">whom the Software is furnished to do </text:span><text:span text:style-name="T9">so, subject to the following </text:span><text:span text:style-name="T9">conditions:</text:span></text:p>
              </text:list-item>
              <text:list-item>
                <text:p text:style-name="P8"><text:span text:style-name="T9">The above copyright notice and this </text:span><text:span text:style-name="T9">permission notice shall be included in </text:span><text:span text:style-name="T9">all copies or substantial portions of </text:span><text:span text:style-name="T9">the Software.</text:span></text:p>
              </text:list-item>
              <text:list-item>
                <text:p text:style-name="P8"><text:span text:style-name="T9">THE SOFTWARE IS PROVIDED "AS IS", </text:span><text:span text:style-name="T9">WITHOUT WARRANTY OF ANY KIND, </text:span><text:span text:style-name="T9">EXPRESS OR IMPLIED, INCLUDING </text:span><text:span text:style-name="T9">BUT NOT LIMITED TO THE </text:span><text:span text:style-name="T9">WARRANTIES OF MERCHANTABILITY, </text:span><text:span text:style-name="T9">FITNESS FOR A PARTICULAR </text:span><text:span text:style-name="T9">PURPOSE AND NONINFRINGEMENT. </text:span><text:span text:style-name="T9">IN NO EVENT SHALL THE AUTHORS </text:span><text:span text:style-name="T9">OR COPYRIGHT HOLDERS BE LIABLE </text:span><text:span text:style-name="T9">FOR ANY CLAIM, DAMAGES OR </text:span><text:span text:style-name="T9">OTHER LIABILITY, WHETHER IN AN </text:span><text:span text:style-name="T9">ACTION OF CONTRACT, TORT OR </text:span><text:span text:style-name="T9">OTHERWISE, ARISING FROM, OUT OF </text:span><text:span text:style-name="T9">OR IN CONNECTION WITH THE </text:span><text:span text:style-name="T9">SOFTWARE OR THE USE OR OTHER </text:span><text:span text:style-name="T9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2" svg:font-family="'Noto Mono'" style:font-adornments="Regular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3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20100000780000004B043A3F1D1F1EC65A6.png" xlink:type="simple" xlink:show="embed" xlink:actuate="onLoad"/>
    <draw:fill-image draw:name="msFillBitmap_20_189" draw:display-name="msFillBitmap 189" xlink:href="Pictures/1000020100000780000004B043A3F1D1F1EC65A6.png" xlink:type="simple" xlink:show="embed" xlink:actuate="onLoad"/>
    <draw:fill-image draw:name="msFillBitmap_20_190" draw:display-name="msFillBitmap 190" xlink:href="Pictures/1000020100000780000004B043A3F1D1F1EC65A6.png" xlink:type="simple" xlink:show="embed" xlink:actuate="onLoad"/>
    <draw:fill-image draw:name="msFillBitmap_20_191" draw:display-name="msFillBitmap 191" xlink:href="Pictures/1000020100000780000004B043A3F1D1F1EC65A6.png" xlink:type="simple" xlink:show="embed" xlink:actuate="onLoad"/>
    <draw:fill-image draw:name="msFillBitmap_20_192" draw:display-name="msFillBitmap 192" xlink:href="Pictures/1000020100000780000004B043A3F1D1F1EC65A6.png" xlink:type="simple" xlink:show="embed" xlink:actuate="onLoad"/>
    <draw:fill-image draw:name="msFillBitmap_20_193" draw:display-name="msFillBitmap 193" xlink:href="Pictures/1000020100000780000004B043A3F1D1F1EC65A6.png" xlink:type="simple" xlink:show="embed" xlink:actuate="onLoad"/>
    <draw:fill-image draw:name="msFillBitmap_20_194" draw:display-name="msFillBitmap 194" xlink:href="Pictures/1000020100000780000004B043A3F1D1F1EC65A6.png" xlink:type="simple" xlink:show="embed" xlink:actuate="onLoad"/>
    <draw:fill-image draw:name="msFillBitmap_20_195" draw:display-name="msFillBitmap 195" xlink:href="Pictures/1000020100000780000004B043A3F1D1F1EC65A6.png" xlink:type="simple" xlink:show="embed" xlink:actuate="onLoad"/>
    <draw:fill-image draw:name="msFillBitmap_20_196" draw:display-name="msFillBitmap 196" xlink:href="Pictures/1000020100000780000004B043A3F1D1F1EC65A6.pn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198" draw:display-name="msFillBitmap 198" xlink:href="Pictures/1000000000000A000000064038056564B415F20F.jpg" xlink:type="simple" xlink:show="embed" xlink:actuate="onLoad"/>
    <draw:fill-image draw:name="msFillBitmap_20_199" draw:display-name="msFillBitmap 199" xlink:href="Pictures/1000000000000A000000064038056564B415F20F.jpg" xlink:type="simple" xlink:show="embed" xlink:actuate="onLoad"/>
    <draw:fill-image draw:name="msFillBitmap_20_200" draw:display-name="msFillBitmap 200" xlink:href="Pictures/1000000000000A000000064038056564B415F20F.jpg" xlink:type="simple" xlink:show="embed" xlink:actuate="onLoad"/>
    <draw:fill-image draw:name="msFillBitmap_20_201" draw:display-name="msFillBitmap 201" xlink:href="Pictures/1000000000000A000000064038056564B415F20F.jpg" xlink:type="simple" xlink:show="embed" xlink:actuate="onLoad"/>
    <draw:fill-image draw:name="msFillBitmap_20_202" draw:display-name="msFillBitmap 202" xlink:href="Pictures/1000000000000A000000064038056564B415F20F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Noto Mono2" fo:font-family="'Noto Mono'" style:font-style-name="Regular" style:font-pitch="fixed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3-10-24">10/24/23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1094</meta:editing-cycles>
    <meta:creation-date>2018-01-12T01:50:51</meta:creation-date>
    <dc:date>2023-10-24T21:28:18.756932038</dc:date>
    <meta:editing-duration>P9DT3H19M21S</meta:editing-duration>
    <meta:generator>LibreOffice/7.0.4.2$Linux_X86_64 LibreOffice_project/00$Build-2</meta:generator>
    <meta:document-statistic meta:object-count="122"/>
    <meta:user-defined meta:name="AppVersion">16.0000</meta:user-defined>
    <meta:user-defined meta:name="Notes" meta:value-type="float">53</meta:user-defined>
    <meta:user-defined meta:name="PresentationFormat">On-screen Show (4:3)</meta:user-defined>
    <meta:user-defined meta:name="Slides" meta:value-type="float">203</meta:user-defined>
  </office:meta>
</office:document-meta>
</file>